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910b4" style:font-name-asian="Times New Roman1" style:font-size-asian="14pt" style:font-name-complex="Times New Roman1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paragraph-rsid="002910b4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5" style:family="paragraph" style:parent-style-name="Preformatted_20_Text">
      <style:text-properties style:font-name="Times New Roman" fo:font-size="10pt" fo:language="en" fo:country="US" fo:font-weight="normal" officeooo:paragraph-rsid="002910b4" style:font-name-asian="Times New Roman1" style:font-size-asian="10pt" style:font-weight-asian="normal" style:font-name-complex="Times New Roman1" style:font-size-complex="10pt" style:font-weight-complex="normal"/>
    </style:style>
    <style:style style:name="P16" style:family="paragraph" style:parent-style-name="Standard">
      <style:text-properties style:font-name="Times New Roman" fo:font-size="10pt" fo:font-weight="normal" officeooo:paragraph-rsid="0029b735" style:font-size-asian="10pt" style:font-weight-asian="normal" style:font-size-complex="10pt" style:font-weight-complex="normal"/>
    </style:style>
    <style:style style:name="P17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18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19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fo:font-size="14pt" officeooo:rsid="002910b4" officeooo:paragraph-rsid="002910b4" style:font-size-asian="14pt" style:font-size-complex="14pt"/>
    </style:style>
    <style:style style:name="P21" style:family="paragraph" style:parent-style-name="Preformatted_20_Text">
      <style:text-properties officeooo:paragraph-rsid="002910b4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3" style:family="paragraph" style:parent-style-name="Standard">
      <style:text-properties style:font-name="Times New Roman" fo:font-size="10pt" fo:language="en" fo:country="US" fo:font-weight="normal" officeooo:rsid="0029b735" officeooo:paragraph-rsid="0029b735" fo:background-color="#ffffff" style:font-name-asian="Times New Roman1" style:font-size-asian="10pt" style:font-weight-asian="normal" style:font-name-complex="Times New Roman1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officeooo:paragraph-rsid="00297180" style:font-size-asian="14pt" style:font-size-complex="14pt"/>
    </style:style>
    <style:style style:name="P25" style:family="paragraph" style:parent-style-name="Preformatted_20_Text">
      <style:text-properties style:font-name="Times New Roman" fo:font-size="14pt" fo:language="en" fo:country="US" fo:font-weight="bold" officeooo:rsid="0029b735" officeooo:paragraph-rsid="0029b735" fo:background-color="#ffffff" style:font-name-asian="Times New Roman1" style:font-size-asian="12.25pt" style:font-weight-asian="bold" style:font-name-complex="Times New Roman1" style:font-size-complex="14pt" style:font-weight-complex="bold"/>
    </style:style>
    <style:style style:name="P26" style:family="paragraph" style:parent-style-name="Preformatted_20_Text">
      <style:text-properties style:font-name="Times New Roman" fo:font-size="14pt" fo:language="en" fo:country="US" fo:font-weight="bold" officeooo:rsid="0029b735" officeooo:paragraph-rsid="0029b735" fo:background-color="#ffffff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Preformatted_20_Text">
      <style:text-properties style:font-name="Times New Roman" fo:font-size="10pt" fo:language="en" fo:country="US" fo:font-weight="normal" officeooo:rsid="0029b735" officeooo:paragraph-rsid="0029b735" fo:background-color="#ffffff" style:font-name-asian="Times New Roman1" style:font-size-asian="10pt" style:font-weight-asian="normal" style:font-name-complex="Times New Roman1" style:font-size-complex="10pt" style:font-weight-complex="normal"/>
    </style:style>
    <style:style style:name="P28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9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0" style:family="paragraph" style:parent-style-name="Heading_20_1">
      <style:paragraph-properties fo:text-align="center" style:justify-single-word="false"/>
      <style:text-properties style:font-name="Times New Roman" fo:font-size="18pt" fo:language="en" fo:country="US" fo:font-weight="bold" officeooo:rsid="002a0ee2" officeooo:paragraph-rsid="002a0ee2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font-size="14pt" officeooo:paragraph-rsid="002910b4" style:font-size-asian="14pt" style:font-size-complex="14pt"/>
    </style:style>
    <style:style style:name="P32" style:family="paragraph" style:parent-style-name="List_20_Paragraph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10b4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50a21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7a340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910b4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7" style:family="text">
      <style:text-properties style:font-name="Times New Roman" fo:font-size="18pt" fo:font-weight="bold" officeooo:rsid="002910b4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4pt" officeooo:rsid="002910b4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2910b4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97180" style:font-size-asian="12pt" style:font-name-complex="Times New Roman1" style:font-size-complex="12pt"/>
    </style:style>
    <style:style style:name="T15" style:family="text">
      <style:text-properties style:font-name="Times New Roman" fo:font-size="12pt" fo:language="ru" fo:country="RU" fo:font-weight="normal" officeooo:rsid="001937bb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ru" fo:country="RU" fo:font-weight="normal" officeooo:rsid="0029718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language="en" fo:country="US" style:font-name-asian="Times New Roman1" style:font-name-complex="Times New Roman1"/>
    </style:style>
    <style:style style:name="T18" style:family="text">
      <style:text-properties style:font-name="Times New Roman" fo:language="en" fo:country="US" style:font-name-complex="Times New Roman1"/>
    </style:style>
    <style:style style:name="T19" style:family="text">
      <style:text-properties style:font-name="Times New Roman" style:font-name-asian="Times New Roman1" style:font-name-complex="Times New Roman1"/>
    </style:style>
    <style:style style:name="T20" style:family="text">
      <style:text-properties style:font-name="Times New Roman" style:font-name-complex="Times New Roman1"/>
    </style:style>
    <style:style style:name="T21" style:family="text">
      <style:text-properties style:font-name="Times New Roman" officeooo:rsid="00297180" style:font-name-complex="Times New Roman1"/>
    </style:style>
    <style:style style:name="T22" style:family="text">
      <style:text-properties style:font-name="Times New Roman" fo:font-size="10pt" fo:language="en" fo:country="US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3" style:family="text">
      <style:text-properties style:font-name="Times New Roman" fo:language="ru" fo:country="RU" fo:font-weight="normal" officeooo:rsid="001937bb" style:font-name-asian="Times New Roman1" style:font-weight-asian="normal" style:font-name-complex="Times New Roman1" style:font-weight-complex="normal"/>
    </style:style>
    <style:style style:name="T24" style:family="text">
      <style:text-properties style:font-name="Times New Roman" fo:language="ru" fo:country="RU" fo:font-weight="normal" officeooo:rsid="00297180" style:font-name-asian="Times New Roman1" style:font-weight-asian="normal" style:font-name-complex="Times New Roman1" style:font-weight-complex="normal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fo:language="en" fo:country="US"/>
    </style:style>
    <style:style style:name="T27" style:family="text">
      <style:text-properties fo:color="#000000" loext:opacity="100%" officeooo:rsid="0029b73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 (национальный исследовательский университет)</text:p>
      <text:p text:style-name="P5"/>
      <text:p text:style-name="P14">Институт информационных технологий и прикладной математики </text:p>
      <text:p text:style-name="P14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6">Лабораторная работа по предмету "</text:span><text:span text:style-name="T8">О</text:span><text:span text:style-name="T6">перационные системы" №</text:span><text:span text:style-name="T7">8</text:span></text:p>
      <text:p text:style-name="P7"/>
      <text:p text:style-name="P7"/>
      <text:p text:style-name="P7"/>
      <text:p text:style-name="P7"/>
      <text:p text:style-name="P8"/>
      <text:p text:style-name="P7"/>
      <text:p text:style-name="P18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19"><text:span text:style-name="T1">Дата:</text:span><text:span text:style-name="T2"> </text:span><text:span text:style-name="T5">20</text:span><text:span text:style-name="T2">.</text:span><text:span text:style-name="T5">12</text:span><text:span text:style-name="T2">.202</text:span><text:span text:style-name="T4">3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738_2004454639" text:style-name="Index_20_Link" text:visited-style-name="Index_20_Link">Цель работы<text:tab/>3</text:a></text:p>
          <text:p text:style-name="P17"><text:a xlink:type="simple" xlink:href="#__RefHeading__740_2004454639" text:style-name="Index_20_Link" text:visited-style-name="Index_20_Link">Постановка задачи<text:tab/>3</text:a></text:p>
          <text:p text:style-name="P17"><text:a xlink:type="simple" xlink:href="#__RefHeading__742_2004454639" text:style-name="Index_20_Link" text:visited-style-name="Index_20_Link">Общие сведения о программе<text:tab/>4</text:a></text:p>
          <text:p text:style-name="P17"><text:a xlink:type="simple" xlink:href="#__RefHeading__744_2004454639" text:style-name="Index_20_Link" text:visited-style-name="Index_20_Link">Общий алгоритм решения<text:tab/>5</text:a></text:p>
          <text:p text:style-name="P17"><text:a xlink:type="simple" xlink:href="#__RefHeading__746_2004454639" text:style-name="Index_20_Link" text:visited-style-name="Index_20_Link">Реализация<text:tab/>5</text:a></text:p>
          <text:p text:style-name="P17"><text:a xlink:type="simple" xlink:href="#__RefHeading__748_2004454639" text:style-name="Index_20_Link" text:visited-style-name="Index_20_Link">Пример работы<text:tab/>7</text:a></text:p>
          <text:p text:style-name="P17"><text:a xlink:type="simple" xlink:href="#__RefHeading__750_2004454639" text:style-name="Index_20_Link" text:visited-style-name="Index_20_Link">Вывод<text:tab/>7</text:a></text:p>
        </text:index-body>
      </text:table-of-content>
      <text:p text:style-name="P11"/>
      <text:list xml:id="list3770376063" text:style-name="Outline">
        <text:list-item>
          <text:h text:style-name="P28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0">Приобретение практических навыков диагностики работы программного обеспечения.</text:p>
      <text:list xml:id="list175850103214248" text:continue-numbering="true" text:style-name="Outline">
        <text:list-item>
          <text:h text:style-name="P29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3"><text:span text:style-name="T25">Подробно рассказать о каждом системном вызове из утилиты </text:span><text:span text:style-name="T26">strace</text:span><text:span text:style-name="T25"> на примере лабораторной работы №</text:span><text:span text:style-name="T27">3, 4, 5-7</text:span><text:span text:style-name="T25">.</text:span></text:p>
      <text:p text:style-name="P12"><text:span text:style-name="T25">Используемые утилиты: </text:span><text:span text:style-name="T26">strace</text:span></text:p>
      <text:list xml:id="list175848401724607" text:continue-numbering="true" text:style-name="Outline">
        <text:list-item>
          <text:h text:style-name="P29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0"><text:span text:style-name="T17">Strace</text:span><text:span text:style-name="T19"> — это утилита </text:span><text:span text:style-name="T17">Linux</text:span><text:span text:style-name="T19">, отслеживающая системные вызовы, которые представляют собой механизм трансляции, обеспечивающий интерфейс между процессом и операционной системой. Использование данной утилиты позволяет понять, что процесс пытается сделать в данное время. </text:span><text:span text:style-name="T17">Strace</text:span><text:span text:style-name="T19"> может быть полезен при отладке программ.</text:span></text:p>
      <text:list xml:id="list901505423" text:style-name="L1">
        <text:list-item>
          <text:p text:style-name="P31"><text:span text:style-name="T20">-</text:span><text:span text:style-name="T18">o</text:span><text:span text:style-name="T20"> </text:span><text:span text:style-name="T18">file</text:span><text:span text:style-name="T20"> – Перенаправить протокол утилиты в файл </text:span><text:span text:style-name="T18">file</text:span></text:p>
        </text:list-item>
        <text:list-item>
          <text:p text:style-name="P31"><text:span text:style-name="T20">-</text:span><text:span text:style-name="T18">e</text:span><text:span text:style-name="T20"> </text:span><text:span text:style-name="T18">trace</text:span><text:span text:style-name="T20">=</text:span><text:span text:style-name="T18">filters</text:span><text:span text:style-name="T20"> – Указать выражения, по которым будут фильтроваться системные вызовы. Например -</text:span><text:span text:style-name="T18">e</text:span><text:span text:style-name="T20"> </text:span><text:span text:style-name="T18">trace</text:span><text:span text:style-name="T20">=</text:span><text:span text:style-name="T18">write</text:span><text:span text:style-name="T20">,%</text:span><text:span text:style-name="T18">process</text:span><text:span text:style-name="T20"> задаёт фильтрацию по системным вызовам </text:span><text:span text:style-name="T18">write</text:span><text:span text:style-name="T20"> и по группе системных вызовов, связанных с межпроцессорным взаимодействием.</text:span></text:p>
        </text:list-item>
        <text:list-item>
          <text:p text:style-name="P31"><text:span text:style-name="T20">-</text:span><text:span text:style-name="T18">f</text:span><text:span text:style-name="T20"> – Отслеживать системные вызовы в дочерних процессах</text:span></text:p>
        </text:list-item>
        <text:list-item>
          <text:p text:style-name="P31"><text:span text:style-name="T20">-</text:span><text:span text:style-name="T18">y</text:span><text:span text:style-name="T20"> – Заменить в протоколе все файловые дескрипторы на имена соответствующих им файлов (где возможно).</text:span></text:p>
        </text:list-item>
        <text:list-item>
          <text:p text:style-name="P31"><text:span text:style-name="T20">-</text:span><text:span text:style-name="T18">p</text:span><text:span text:style-name="T20"> </text:span><text:span text:style-name="T18">file</text:span><text:span text:style-name="T20"> – Отслеживать только обращения к файлу </text:span><text:span text:style-name="T18">file</text:span></text:p>
        </text:list-item>
        <text:list-item>
          <text:p text:style-name="P32"><text:span text:style-name="T9">-</text:span><text:span text:style-name="T10">k </text:span><text:span text:style-name="T9">– Отображать стек вызовов</text:span></text:p>
        </text:list-item>
      </text:list>
      <text:list xml:id="list175848366462618" text:continue-list="list175848401724607" text:style-name="Outline">
        <text:list-item>
          <text:h text:style-name="P29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5">execve("./a.out", ["./a.out"], 0x7fffee0b2bd0 /* 52 vars */) = 0</text:p>
      <text:p text:style-name="P15">brk(NULL) <text:s text:c="30"/>= 0x562698049000</text:p>
      <text:p text:style-name="P15">arch_prctl(0x3001 /* ARCH_??? */, 0x7fffdaf7b940) = -1 EINVAL (Недопустимый аргумент)</text:p>
      <text:p text:style-name="P15">mmap(NULL, 8192, PROT_READ|PROT_WRITE, MAP_PRIVATE|MAP_ANONYMOUS, -1, 0) = 0x7fa670035000</text:p>
      <text:p text:style-name="P15">access("/etc/ld.so.preload", R_OK) <text:s text:c="5"/>= -1 ENOENT (Нет такого файла или каталога)</text:p>
      <text:p text:style-name="P15">openat(AT_FDCWD, "/etc/ld.so.cache", O_RDONLY|O_CLOEXEC) = 3</text:p>
      <text:p text:style-name="P15">newfstatat(3, "", {st_mode=S_IFREG|0644, st_size=76999, ...}, AT_EMPTY_PATH) = 0</text:p>
      <text:p text:style-name="P15">mmap(NULL, 76999, PROT_READ, MAP_PRIVATE, 3, 0) = 0x7fa670022000</text:p>
      <text:p text:style-name="P15">close(3) <text:s text:c="31"/>= 0</text:p>
      <text:p text:style-name="P15">openat(AT_FDCWD, "/lib/x86_64-linux-gnu/libc.so.6", O_RDONLY|O_CLOEXEC) = 3</text:p>
      <text:p text:style-name="P15"><text:soft-page-break/>read(3, "\177ELF\2\1\1\3\0\0\0\0\0\0\0\0\3\0&gt;\0\1\0\0\0P\237\2\0\0\0\0\0"..., 832) = 832</text:p>
      <text:p text:style-name="P15">pread64(3, "\6\0\0\0\4\0\0\0@\0\0\0\0\0\0\0@\0\0\0\0\0\0\0@\0\0\0\0\0\0\0"..., 784, 64) = 784</text:p>
      <text:p text:style-name="P15">pread64(3, "\4\0\0\0 \0\0\0\5\0\0\0GNU\0\2\0\0\300\4\0\0\0\3\0\0\0\0\0\0\0"..., 48, 848) = 48</text:p>
      <text:p text:style-name="P15">pread64(3, "\4\0\0\0\24\0\0\0\3\0\0\0GNU\0 =\340\2563\265?\356\25x\261\27\313A#\350"..., 68, 896) = 68</text:p>
      <text:p text:style-name="P15">newfstatat(3, "", {st_mode=S_IFREG|0755, st_size=2216304, ...}, AT_EMPTY_PATH) = 0</text:p>
      <text:p text:style-name="P15">pread64(3, "\6\0\0\0\4\0\0\0@\0\0\0\0\0\0\0@\0\0\0\0\0\0\0@\0\0\0\0\0\0\0"..., 784, 64) = 784</text:p>
      <text:p text:style-name="P15">mmap(NULL, 2260560, PROT_READ, MAP_PRIVATE|MAP_DENYWRITE, 3, 0) = 0x7fa66fc00000</text:p>
      <text:p text:style-name="P15">mmap(0x7fa66fc28000, 1658880, PROT_READ|PROT_EXEC, MAP_PRIVATE|MAP_FIXED|MAP_DENYWRITE, 3, 0x28000) = 0x7fa66fc28000</text:p>
      <text:p text:style-name="P15">mmap(0x7fa66fdbd000, 360448, PROT_READ, MAP_PRIVATE|MAP_FIXED|MAP_DENYWRITE, 3, 0x1bd000) = 0x7fa66fdbd000</text:p>
      <text:p text:style-name="P15">mmap(0x7fa66fe15000, 24576, PROT_READ|PROT_WRITE, MAP_PRIVATE|MAP_FIXED|MAP_DENYWRITE, 3, 0x214000) = 0x7fa66fe15000</text:p>
      <text:p text:style-name="P15">mmap(0x7fa66fe1b000, 52816, PROT_READ|PROT_WRITE, MAP_PRIVATE|MAP_FIXED|MAP_ANONYMOUS, -1, 0) = 0x7fa66fe1b000</text:p>
      <text:p text:style-name="P15">close(3) <text:s text:c="31"/>= 0</text:p>
      <text:p text:style-name="P15">mmap(NULL, 12288, PROT_READ|PROT_WRITE, MAP_PRIVATE|MAP_ANONYMOUS, -1, 0) = 0x7fa67001f000</text:p>
      <text:p text:style-name="P15">arch_prctl(ARCH_SET_FS, 0x7fa67001f740) = 0</text:p>
      <text:p text:style-name="P15">set_tid_address(0x7fa67001fa10) <text:s text:c="8"/>= 9661</text:p>
      <text:p text:style-name="P15">set_robust_list(0x7fa67001fa20, 24) <text:s text:c="4"/>= 0</text:p>
      <text:p text:style-name="P15">rseq(0x7fa6700200e0, 0x20, 0, 0x53053053) = 0</text:p>
      <text:p text:style-name="P15">mprotect(0x7fa66fe15000, 16384, PROT_READ) = 0</text:p>
      <text:p text:style-name="P15">mprotect(0x5626966de000, 4096, PROT_READ) = 0</text:p>
      <text:p text:style-name="P15">mprotect(0x7fa67006f000, 8192, PROT_READ) = 0</text:p>
      <text:p text:style-name="P15">prlimit64(0, RLIMIT_STACK, NULL, {rlim_cur=8192*1024, rlim_max=RLIM64_INFINITY}) = 0</text:p>
      <text:p text:style-name="P15">munmap(0x7fa670022000, 76999) <text:s text:c="10"/>= 0</text:p>
      <text:p text:style-name="P15">newfstatat(0, "", {st_mode=S_IFCHR|0620, st_rdev=makedev(0x88, 0), ...}, AT_EMPTY_PATH) = 0</text:p>
      <text:p text:style-name="P15">getrandom("\x7b\x46\x33\xe9\x5d\x83\x07\xc9", 8, GRND_NONBLOCK) = 8</text:p>
      <text:p text:style-name="P15">brk(NULL) <text:s text:c="30"/>= 0x562698049000</text:p>
      <text:p text:style-name="P15">brk(0x56269806a000) <text:s text:c="20"/>= 0x56269806a000</text:p>
      <text:p text:style-name="P15">read(0, Test1</text:p>
      <text:p text:style-name="P15">"Test1\n", 1024) <text:s text:c="15"/>= 6</text:p>
      <text:p text:style-name="P15">openat(AT_FDCWD, "Test1\n", O_WRONLY|O_CREAT, 0700) = 3</text:p>
      <text:p text:style-name="P15">close(3) <text:s text:c="31"/>= 0</text:p>
      <text:p text:style-name="P15">pipe2([3, 4], 0) <text:s text:c="23"/>= 0</text:p>
      <text:p text:style-name="P15">pipe2([5, 6], 0) <text:s text:c="23"/>= 0</text:p>
      <text:p text:style-name="P15">clone(child_stack=NULL, flags=CLONE_CHILD_CLEARTID|CLONE_CHILD_SETTID|SIGCHLD, child_tidptr=0x7fa67001fa10) = 9662</text:p>
      <text:p text:style-name="P15">close(6) <text:s text:c="31"/>= 0</text:p>
      <text:p text:style-name="P15">close(3) <text:s text:c="31"/>= 0</text:p>
      <text:p text:style-name="P15">read(0, This is the first</text:p>
      <text:p text:style-name="P15">"This is the first\n", 1024) <text:s text:c="3"/>= 18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18 ", 3) <text:s text:c="21"/>= 3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T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h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i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s", 1) <text:s text:c="23"/>= 1</text:p>
      <text:p text:style-name="P15"><text:soft-page-break/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 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i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s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 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t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h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e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 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f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i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r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s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t", 1) <text:s text:c="23"/>= 1</text:p>
      <text:p text:style-name="P15">newfstatat(4, "", {st_mode=S_IFIFO|0600, st_size=0, ...}, AT_EMPTY_PATH) = 0</text:p>
      <text:p text:style-name="P15">lseek(4, 0, SEEK_CUR) <text:s text:c="18"/>= -1 ESPIPE (Недопустимая операция смещения)</text:p>
      <text:p text:style-name="P15">write(4, "\n", 1) <text:s text:c="22"/>= 1</text:p>
      <text:p text:style-name="P15">read(0, ^Cstrace: Process 9661 detached</text:p>
      <text:p text:style-name="P21"><text:span text:style-name="T22"><text:s/>&lt;detached ...&gt;</text:span><text:span text:style-name="T11"><text:line-break/></text:span></text:p>
      <text:p text:style-name="P25">На примере лабораторной работы 4:</text:p>
      <text:p text:style-name="P25"/>
      <text:p text:style-name="P16">execve("./main2", ["./main2"], 0x7ffc8e66ab70 /* 52 vars */) = 0</text:p>
      <text:p text:style-name="P16">brk(NULL) <text:s text:c="30"/>= 0x55d5f5558000</text:p>
      <text:p text:style-name="P16">arch_prctl(0x3001 /* ARCH_??? */, 0x7ffdd93f8750) = -1 EINVAL (Недопустимый аргумент)</text:p>
      <text:p text:style-name="P16">mmap(NULL, 8192, PROT_READ|PROT_WRITE, MAP_PRIVATE|MAP_ANONYMOUS, -1, 0) = 0x7f02c732c000</text:p>
      <text:p text:style-name="P16">access("/etc/ld.so.preload", R_OK) <text:s text:c="5"/>= -1 ENOENT (Нет такого файла или каталога)</text:p>
      <text:p text:style-name="P16"><text:soft-page-break/>openat(AT_FDCWD, "./glibc-hwcaps/x86-64-v3/libc.so.6", O_RDONLY|O_CLOEXEC) = -1 ENOENT (Нет такого файла или каталога)</text:p>
      <text:p text:style-name="P16">openat(AT_FDCWD, "./glibc-hwcaps/x86-64-v2/libc.so.6", O_RDONLY|O_CLOEXEC) = -1 ENOENT (Нет такого файла или каталога)</text:p>
      <text:p text:style-name="P16">openat(AT_FDCWD, "./tls/x86_64/x86_64/libc.so.6", O_RDONLY|O_CLOEXEC) = -1 ENOENT (Нет такого файла или каталога)</text:p>
      <text:p text:style-name="P16">openat(AT_FDCWD, "./tls/x86_64/libc.so.6", O_RDONLY|O_CLOEXEC) = -1 ENOENT (Нет такого файла или каталога)</text:p>
      <text:p text:style-name="P16">openat(AT_FDCWD, "./tls/x86_64/libc.so.6", O_RDONLY|O_CLOEXEC) = -1 ENOENT (Нет такого файла или каталога)</text:p>
      <text:p text:style-name="P16">openat(AT_FDCWD, "./tls/libc.so.6", O_RDONLY|O_CLOEXEC) = -1 ENOENT (Нет такого файла или каталога)</text:p>
      <text:p text:style-name="P16">openat(AT_FDCWD, "./x86_64/x86_64/libc.so.6", O_RDONLY|O_CLOEXEC) = -1 ENOENT (Нет такого файла или каталога)</text:p>
      <text:p text:style-name="P16">openat(AT_FDCWD, "./x86_64/libc.so.6", O_RDONLY|O_CLOEXEC) = -1 ENOENT (Нет такого файла или каталога)</text:p>
      <text:p text:style-name="P16">openat(AT_FDCWD, "./x86_64/libc.so.6", O_RDONLY|O_CLOEXEC) = -1 ENOENT (Нет такого файла или каталога)</text:p>
      <text:p text:style-name="P16">openat(AT_FDCWD, "./libc.so.6", O_RDONLY|O_CLOEXEC) = -1 ENOENT (Нет такого файла или каталога)</text:p>
      <text:p text:style-name="P16">openat(AT_FDCWD, "/etc/ld.so.cache", O_RDONLY|O_CLOEXEC) = 3</text:p>
      <text:p text:style-name="P16">newfstatat(3, "", {st_mode=S_IFREG|0644, st_size=76999, ...}, AT_EMPTY_PATH) = 0</text:p>
      <text:p text:style-name="P16">mmap(NULL, 76999, PROT_READ, MAP_PRIVATE, 3, 0) = 0x7f02c7319000</text:p>
      <text:p text:style-name="P16">close(3) <text:s text:c="31"/>= 0</text:p>
      <text:p text:style-name="P16">openat(AT_FDCWD, "/lib/x86_64-linux-gnu/libc.so.6", O_RDONLY|O_CLOEXEC) = 3</text:p>
      <text:p text:style-name="P16">read(3, "\177ELF\2\1\1\3\0\0\0\0\0\0\0\0\3\0&gt;\0\1\0\0\0P\237\2\0\0\0\0\0"..., 832) = 832</text:p>
      <text:p text:style-name="P16">pread64(3, "\6\0\0\0\4\0\0\0@\0\0\0\0\0\0\0@\0\0\0\0\0\0\0@\0\0\0\0\0\0\0"..., 784, 64) = 784</text:p>
      <text:p text:style-name="P16">pread64(3, "\4\0\0\0 \0\0\0\5\0\0\0GNU\0\2\0\0\300\4\0\0\0\3\0\0\0\0\0\0\0"..., 48, 848) = 48</text:p>
      <text:p text:style-name="P16">pread64(3, "\4\0\0\0\24\0\0\0\3\0\0\0GNU\0 =\340\2563\265?\356\25x\261\27\313A#\350"..., 68, 896) = 68</text:p>
      <text:p text:style-name="P16">newfstatat(3, "", {st_mode=S_IFREG|0755, st_size=2216304, ...}, AT_EMPTY_PATH) = 0</text:p>
      <text:p text:style-name="P16">pread64(3, "\6\0\0\0\4\0\0\0@\0\0\0\0\0\0\0@\0\0\0\0\0\0\0@\0\0\0\0\0\0\0"..., 784, 64) = 784</text:p>
      <text:p text:style-name="P16">mmap(NULL, 2260560, PROT_READ, MAP_PRIVATE|MAP_DENYWRITE, 3, 0) = 0x7f02c7000000</text:p>
      <text:p text:style-name="P16">mmap(0x7f02c7028000, 1658880, PROT_READ|PROT_EXEC, MAP_PRIVATE|MAP_FIXED|MAP_DENYWRITE, 3, 0x28000) = 0x7f02c7028000</text:p>
      <text:p text:style-name="P16">mmap(0x7f02c71bd000, 360448, PROT_READ, MAP_PRIVATE|MAP_FIXED|MAP_DENYWRITE, 3, 0x1bd000) = 0x7f02c71bd000</text:p>
      <text:p text:style-name="P16">mmap(0x7f02c7215000, 24576, PROT_READ|PROT_WRITE, MAP_PRIVATE|MAP_FIXED|MAP_DENYWRITE, 3, 0x214000) = 0x7f02c7215000</text:p>
      <text:p text:style-name="P16">mmap(0x7f02c721b000, 52816, PROT_READ|PROT_WRITE, MAP_PRIVATE|MAP_FIXED|MAP_ANONYMOUS, -1, 0) = 0x7f02c721b000</text:p>
      <text:p text:style-name="P16">close(3) <text:s text:c="31"/>= 0</text:p>
      <text:p text:style-name="P16"><text:soft-page-break/>mmap(NULL, 12288, PROT_READ|PROT_WRITE, MAP_PRIVATE|MAP_ANONYMOUS, -1, 0) = 0x7f02c7316000</text:p>
      <text:p text:style-name="P16">arch_prctl(ARCH_SET_FS, 0x7f02c7316740) = 0</text:p>
      <text:p text:style-name="P16">set_tid_address(0x7f02c7316a10) <text:s text:c="8"/>= 11345</text:p>
      <text:p text:style-name="P16">set_robust_list(0x7f02c7316a20, 24) <text:s text:c="4"/>= 0</text:p>
      <text:p text:style-name="P16">rseq(0x7f02c73170e0, 0x20, 0, 0x53053053) = 0</text:p>
      <text:p text:style-name="P16">mprotect(0x7f02c7215000, 16384, PROT_READ) = 0</text:p>
      <text:p text:style-name="P16">mprotect(0x55d5f3bb7000, 4096, PROT_READ) = 0</text:p>
      <text:p text:style-name="P16">mprotect(0x7f02c7366000, 8192, PROT_READ) = 0</text:p>
      <text:p text:style-name="P16">prlimit64(0, RLIMIT_STACK, NULL, {rlim_cur=8192*1024, rlim_max=RLIM64_INFINITY}) = 0</text:p>
      <text:p text:style-name="P16">munmap(0x7f02c7319000, 76999) <text:s text:c="10"/>= 0</text:p>
      <text:p text:style-name="P16">getrandom("\x39\x6c\xa6\x79\x1e\xfb\x8c\x86", 8, GRND_NONBLOCK) = 8</text:p>
      <text:p text:style-name="P16">brk(NULL) <text:s text:c="30"/>= 0x55d5f5558000</text:p>
      <text:p text:style-name="P16">brk(0x55d5f5579000) <text:s text:c="20"/>= 0x55d5f5579000</text:p>
      <text:p text:style-name="P16">openat(AT_FDCWD, "./libDyn1.so", O_RDONLY|O_CLOEXEC) = 3</text:p>
      <text:p text:style-name="P16">read(3, "\177ELF\2\1\1\0\0\0\0\0\0\0\0\0\3\0&gt;\0\1\0\0\0\0\0\0\0\0\0\0\0"..., 832) = 832</text:p>
      <text:p text:style-name="P16">newfstatat(3, "", {st_mode=S_IFREG|0775, st_size=15672, ...}, AT_EMPTY_PATH) = 0</text:p>
      <text:p text:style-name="P16">getcwd("/home/satori/oc/lab4", 128) <text:s text:c="4"/>= 21</text:p>
      <text:p text:style-name="P16">mmap(NULL, 16440, PROT_READ, MAP_PRIVATE|MAP_DENYWRITE, 3, 0) = 0x7f02c7327000</text:p>
      <text:p text:style-name="P16">mmap(0x7f02c7328000, 4096, PROT_READ|PROT_EXEC, MAP_PRIVATE|MAP_FIXED|MAP_DENYWRITE, 3, 0x1000) = 0x7f02c7328000</text:p>
      <text:p text:style-name="P16">mmap(0x7f02c7329000, 4096, PROT_READ, MAP_PRIVATE|MAP_FIXED|MAP_DENYWRITE, 3, 0x2000) = 0x7f02c7329000</text:p>
      <text:p text:style-name="P16">mmap(0x7f02c732a000, 8192, PROT_READ|PROT_WRITE, MAP_PRIVATE|MAP_FIXED|MAP_DENYWRITE, 3, 0x2000) = 0x7f02c732a000</text:p>
      <text:p text:style-name="P16">close(3) <text:s text:c="31"/>= 0</text:p>
      <text:p text:style-name="P16">mprotect(0x7f02c732a000, 4096, PROT_READ) = 0</text:p>
      <text:p text:style-name="P16">newfstatat(0, "", {st_mode=S_IFCHR|0620, st_rdev=makedev(0x88, 0), ...}, AT_EMPTY_PATH) = 0</text:p>
      <text:p text:style-name="P16">read(0, 2</text:p>
      <text:p text:style-name="P16">"2\n", 1024) <text:s text:c="19"/>= 2</text:p>
      <text:p text:style-name="P16">newfstatat(1, "", {st_mode=S_IFCHR|0620, st_rdev=makedev(0x88, 0), ...}, AT_EMPTY_PATH) = 0</text:p>
      <text:p text:style-name="P16">write(1, "Enter number\n", 13Enter number</text:p>
      <text:p text:style-name="P16">) <text:s text:c="9"/>= 13</text:p>
      <text:p text:style-name="P16">read(0, 20</text:p>
      <text:p text:style-name="P16">"20\n", 1024) <text:s text:c="18"/>= 3</text:p>
      <text:p text:style-name="P16">write(1, "Function from 1\n", 16Function from 1</text:p>
      <text:p text:style-name="P16">) <text:s text:c="6"/>= 16</text:p>
      <text:p text:style-name="P16"><text:soft-page-break/>write(1, "Answer is: 10100\n", 17Answer is: 10100</text:p>
      <text:p text:style-name="P16">) <text:s text:c="5"/>= 17</text:p>
      <text:p text:style-name="P16">read(0, 0x55d5f55591e0, 1024) <text:s text:c="10"/>= ? ERESTARTSYS (To be restarted if SA_RESTART is set)</text:p>
      <text:p text:style-name="P16">--- SIGWINCH {si_signo=SIGWINCH, si_code=SI_KERNEL} ---</text:p>
      <text:p text:style-name="P16">read(0, 0x55d5f55591e0, 1024) <text:s text:c="10"/>= ? ERESTARTSYS (To be restarted if SA_RESTART is set)</text:p>
      <text:p text:style-name="P16">--- SIGWINCH {si_signo=SIGWINCH, si_code=SI_KERNEL} ---</text:p>
      <text:p text:style-name="P16">read(0, 0</text:p>
      <text:p text:style-name="P16">"0\n", 1024) <text:s text:c="19"/>= 2</text:p>
      <text:p text:style-name="P16">munmap(0x7f02c7327000, 16440) <text:s text:c="10"/>= 0</text:p>
      <text:p text:style-name="P16">openat(AT_FDCWD, "./libDyn2.so", O_RDONLY|O_CLOEXEC) = 3</text:p>
      <text:p text:style-name="P16">read(3, "\177ELF\2\1\1\0\0\0\0\0\0\0\0\0\3\0&gt;\0\1\0\0\0\0\0\0\0\0\0\0\0"..., 832) = 832</text:p>
      <text:p text:style-name="P16">newfstatat(3, "", {st_mode=S_IFREG|0775, st_size=15672, ...}, AT_EMPTY_PATH) = 0</text:p>
      <text:p text:style-name="P16">getcwd("/home/satori/oc/lab4", 128) <text:s text:c="4"/>= 21</text:p>
      <text:p text:style-name="P16">mmap(NULL, 16440, PROT_READ, MAP_PRIVATE|MAP_DENYWRITE, 3, 0) = 0x7f02c7327000</text:p>
      <text:p text:style-name="P16">mmap(0x7f02c7328000, 4096, PROT_READ|PROT_EXEC, MAP_PRIVATE|MAP_FIXED|MAP_DENYWRITE, 3, 0x1000) = 0x7f02c7328000</text:p>
      <text:p text:style-name="P16">mmap(0x7f02c7329000, 4096, PROT_READ, MAP_PRIVATE|MAP_FIXED|MAP_DENYWRITE, 3, 0x2000) = 0x7f02c7329000</text:p>
      <text:p text:style-name="P16">mmap(0x7f02c732a000, 8192, PROT_READ|PROT_WRITE, MAP_PRIVATE|MAP_FIXED|MAP_DENYWRITE, 3, 0x2000) = 0x7f02c732a000</text:p>
      <text:p text:style-name="P16">close(3) <text:s text:c="31"/>= 0</text:p>
      <text:p text:style-name="P16">mprotect(0x7f02c732a000, 4096, PROT_READ) = 0</text:p>
      <text:p text:style-name="P16">write(1, "Current library: 2\n", 19Current library: 2</text:p>
      <text:p text:style-name="P16">) <text:s text:c="3"/>= 19</text:p>
      <text:p text:style-name="P16">read(0, ^Cstrace: Process 11345 detached</text:p>
      <text:p text:style-name="P23"><text:s/>&lt;detached ...&gt;</text:p>
      <text:p text:style-name="P26">На примере лабораторной работы N 5-7:</text:p>
      <text:p text:style-name="P26"/>
      <text:p text:style-name="P27">read(0, exec 3 My 2</text:p>
      <text:p text:style-name="P27">"exec 3 My 2\n", 1024) <text:s text:c="9"/>= 12</text:p>
      <text:p text:style-name="P27">getpid() <text:s text:c="31"/>= 3791</text:p>
      <text:p text:style-name="P27">poll([{fd=8, events=POLLIN}], 1, 0) <text:s text:c="4"/>= 0 (Timeout)</text:p>
      <text:p text:style-name="P27">getpid() <text:s text:c="31"/>= 3791</text:p>
      <text:p text:style-name="P27">write(6, "\1\0\0\0\0\0\0\0", 8) <text:s text:c="8"/>= 8</text:p>
      <text:p text:style-name="P27">getpid() <text:s text:c="31"/>= 3791</text:p>
      <text:p text:style-name="P27">poll([{fd=8, events=POLLIN}], 1, -1) <text:s text:c="3"/>= 1 ([{fd=8, revents=POLLIN}])</text:p>
      <text:p text:style-name="P27">getpid() <text:s text:c="31"/>= 3791</text:p>
      <text:p text:style-name="P27">read(8, "\1\0\0\0\0\0\0\0", 8) <text:s text:c="9"/>= 8</text:p>
      <text:p text:style-name="P27">getpid() <text:s text:c="31"/>= 3791</text:p>
      <text:p text:style-name="P27">poll([{fd=8, events=POLLIN}], 1, 0) <text:s text:c="4"/>= 0 (Timeout)</text:p>
      <text:p text:style-name="P27">getpid() <text:s text:c="31"/>= 3791</text:p>
      <text:p text:style-name="P27"><text:soft-page-break/>poll([{fd=8, events=POLLIN}], 1, -1</text:p>
      <text:p text:style-name="P27"/>
      <text:p text:style-name="P27">) <text:s text:c="3"/>= 1 ([{fd=8, revents=POLLIN}])</text:p>
      <text:p text:style-name="P27">getpid() <text:s text:c="31"/>= 3791</text:p>
      <text:p text:style-name="P27">read(8, "\1\0\0\0\0\0\0\0", 8) <text:s text:c="9"/>= 8</text:p>
      <text:p text:style-name="P27">getpid() <text:s text:c="31"/>= 3791</text:p>
      <text:p text:style-name="P27">poll([{fd=8, events=POLLIN}], 1, 0) <text:s text:c="4"/>= 0 (Timeout)</text:p>
      <text:p text:style-name="P27">write(1, "The child process saved data\n", 29The child process saved data</text:p>
      <text:p text:style-name="P27">) = 29</text:p>
      <text:p text:style-name="P27">read(0, ^C0x55fd90276a10, 1024) <text:s text:c="10"/>= ? ERESTARTSYS (To be restarted if SA_RESTART is set)</text:p>
      <text:p text:style-name="P27">strace: Process 3791 detached</text:p>
      <text:p text:style-name="P26"/>
      <text:list xml:id="list175849893682274" text:continue-numbering="true" text:style-name="Outline">
        <text:list-item>
          <text:h text:style-name="P30" text:outline-level="1"><text:bookmark-start text:name="__RefHeading__742_20044546391"/><text:bookmark text:name="Bookmark21"/>Вывод<text:bookmark-end text:name="__RefHeading__742_20044546391"/></text:h>
        </text:list-item>
      </text:list>
      <text:p text:style-name="P24"><text:span text:style-name="T20">Утилит</text:span><text:span text:style-name="T21">a</text:span><text:span text:style-name="T20"> </text:span><text:span text:style-name="T18">strace</text:span><text:span text:style-name="T20"> – прост</text:span><text:span text:style-name="T21">ой</text:span><text:span text:style-name="T20"> и надежн</text:span><text:span text:style-name="T21">ый</text:span><text:span text:style-name="T20"> инструмент для отслеживания системных вызовов. Он</text:span><text:span text:style-name="T21">а</text:span><text:span text:style-name="T20"> полезн</text:span><text:span text:style-name="T21">а</text:span><text:span text:style-name="T20"> при отладке и тестировании программ. Несмотря на то, что на первый взгляд протоколы эт</text:span><text:span text:style-name="T21">ой</text:span><text:span text:style-name="T20"> утилит</text:span><text:span text:style-name="T21">ы</text:span><text:span text:style-name="T20"> кажутся чересчур объёмными и непонятными, при помощи различных ключей можно отфильтровать их «на свой вкус».</text:span></text:p>
      <text:p text:style-name="P24"><text:span text:style-name="T20">Утилита </text:span><text:span text:style-name="T18">strace</text:span><text:span text:style-name="T20"> позволяет отслеживать большинство системных вызовов. Но если требуется пронаблюдать за более узкими аспектами работы программ, то на помощь придёт </text:span><text:span text:style-name="T18">ltrace</text:span><text:span text:style-name="T20"> (для отслеживания вызовов динамических библиотек), </text:span><text:span text:style-name="T18">ftrace</text:span><text:span text:style-name="T20"> (для отслеживания работы операционной системы), </text:span><text:span text:style-name="T18">perf</text:span><text:span text:style-name="T20">, </text:span><text:span text:style-name="T18">SystemTap</text:span><text:span text:style-name="T20"> и многие другие.</text:span></text:p>
      <text:p text:style-name="P24"><text:span text:style-name="T23">Данн</text:span><text:span text:style-name="T24">ая</text:span><text:span text:style-name="T23"> утилит</text:span><text:span text:style-name="T24">а</text:span><text:span text:style-name="T23"> пригодились мне для изучения принципов работы системных вызовов и <text:s/>поиска ошибок в моих лабораторных работ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1</meta:editing-cycles>
    <meta:creation-date>2022-10-30T13:40:00</meta:creation-date>
    <dc:date>2023-12-24T17:58:47.849965881</dc:date>
    <dc:language>ru-RU</dc:language>
    <meta:editing-duration>PT1H22M54S</meta:editing-duration>
    <meta:generator>LibreOffice/7.3.7.2$Linux_X86_64 LibreOffice_project/30$Build-2</meta:generator>
    <meta:document-statistic meta:table-count="0" meta:image-count="0" meta:object-count="0" meta:page-count="9" meta:paragraph-count="258" meta:word-count="1708" meta:character-count="16564" meta:non-whitespace-character-count="1334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